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Heading_20_4">
      <style:paragraph-properties fo:text-align="start" style:justify-single-word="false"/>
    </style:style>
    <style:style style:name="P3" style:family="paragraph" style:parent-style-name="Heading_20_3">
      <style:paragraph-properties fo:text-align="center" style:justify-single-word="false"/>
    </style:style>
    <style:style style:name="P4" style:family="paragraph" style:parent-style-name="Heading_20_4">
      <style:paragraph-properties fo:text-align="start" style:justify-single-word="false"/>
    </style:style>
    <style:style style:name="P5" style:family="paragraph" style:parent-style-name="Preformatted_20_Text" style:list-style-name="L5">
      <style:paragraph-properties style:writing-mode="lr-tb"/>
    </style:style>
    <style:style style:name="P6" style:family="paragraph" style:parent-style-name="Preformatted_20_Text" style:list-style-name="L5">
      <style:paragraph-properties fo:margin-top="0in" fo:margin-bottom="0.1965in" style:contextual-spacing="false" style:writing-mode="lr-tb"/>
    </style:style>
    <style:style style:name="P7" style:family="paragraph" style:parent-style-name="Preformatted_20_Text" style:list-style-name="L5">
      <style:paragraph-properties fo:margin-left="0in" fo:margin-right="0in" fo:text-indent="0in" style:auto-text-indent="false" style:writing-mode="lr-tb"/>
    </style:style>
    <style:style style:name="P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9" style:family="paragraph" style:parent-style-name="Text_20_body" style:list-style-name="L1"/>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5"/>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style style:name="P22" style:family="paragraph" style:parent-style-name="Text_20_body" style:list-style-name="L6">
      <style:paragraph-properties fo:margin-top="0in" fo:margin-bottom="0in" style:contextual-spacing="false"/>
    </style:style>
    <style:style style:name="P23" style:family="paragraph" style:parent-style-name="Text_20_body" style:list-style-name="L7"/>
    <style:style style:name="P24" style:family="paragraph" style:parent-style-name="Text_20_body" style:list-style-name="L7">
      <style:paragraph-properties fo:margin-top="0in" fo:margin-bottom="0in" style:contextual-spacing="false"/>
    </style:style>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0">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text:span text:style-name="Strong_20_Emphasis">Practical Report for "Digital Forensic Analysis Platform" Project</text:span></text:h>
      <text:p text:style-name="P1"><text:span text:style-name="Strong_20_Emphasis"/></text:p>
      <text:h text:style-name="P2" text:outline-level="4"><text:span text:style-name="Strong_20_Emphasis">Introduction:</text:span></text:h>
      <text:p text:style-name="Text_20_body">The practical aspect of the "Digital Forensic Analysis Platform" project focuses on implementing and testing the features developed for analyzing digital evidence. The project is implemented using the Django web framework and tools like Pyshark and Wireshark to handle PCAP file analysis. Below is a detailed account of the steps taken during the development and testing phase of the project.</text:p>
      <text:h text:style-name="Heading_20_4" text:outline-level="4">Environment Setup:</text:h>
      <text:list text:style-name="L5">
        <text:list-item>
          <text:p text:style-name="P19"><text:span text:style-name="Strong_20_Emphasis">Development Environment</text:span>:</text:p>
          <text:list>
            <text:list-item>
              <text:p text:style-name="P20"><text:span text:style-name="Strong_20_Emphasis">Operating System</text:span>: Ubuntu 24</text:p>
            </text:list-item>
            <text:list-item>
              <text:p text:style-name="P20"><text:span text:style-name="Strong_20_Emphasis">Django Framework</text:span>: Version 4.x</text:p>
            </text:list-item>
            <text:list-item>
              <text:p text:style-name="P20"><text:span text:style-name="Strong_20_Emphasis">Python</text:span>: Version 3.10</text:p>
            </text:list-item>
            <text:list-item>
              <text:p text:style-name="P20"><text:span text:style-name="Strong_20_Emphasis">Tools</text:span>: Pyshark, Wireshark</text:p>
            </text:list-item>
          </text:list>
        </text:list-item>
        <text:list-item>
          <text:p text:style-name="P19"><text:span text:style-name="Strong_20_Emphasis">Installation of Required Libraries</text:span>:</text:p>
          <text:list>
            <text:list-item>
              <text:p text:style-name="P19">Install Django and set up a virtual environment:</text:p>
              <text:p text:style-name="P7"><text:span text:style-name="Source_20_Text">python3 -m venv forensics_env</text:span></text:p>
              <text:p text:style-name="P5"><text:span text:style-name="Source_20_Text">source forensics_env/bin/activate</text:span></text:p>
              <text:p text:style-name="P6"><text:span text:style-name="Source_20_Text">pip install django pyshark</text:span></text:p>
            </text:list-item>
            <text:list-item>
              <text:p text:style-name="P19">Install <text:span text:style-name="Source_20_Text">tshark</text:span> for network traffic analysis:</text:p>
              <text:p text:style-name="P8"><text:span text:style-name="Source_20_Text">sudo apt-get install tshark</text:span></text:p>
            </text:list-item>
          </text:list>
        </text:list-item>
      </text:list>
      <text:h text:style-name="Heading_20_4" text:outline-level="4">Project Structure:</text:h>
      <text:p text:style-name="Text_20_body">The project is organized into various components:</text:p>
      <text:list text:style-name="L6">
        <text:list-item>
          <text:p text:style-name="P22"><text:span text:style-name="Strong_20_Emphasis">Dashboard</text:span>: Users access the main dashboard after logging in.</text:p>
        </text:list-item>
        <text:list-item>
          <text:p text:style-name="P22"><text:span text:style-name="Strong_20_Emphasis">User Authentication</text:span>: Django's built-in user authentication system is used for user registration, login, and logout.</text:p>
        </text:list-item>
        <text:list-item>
          <text:p text:style-name="P22"><text:span text:style-name="Strong_20_Emphasis">File Upload</text:span>: Users can upload PCAP files, which are then analyzed using Pyshark.</text:p>
        </text:list-item>
        <text:list-item>
          <text:p text:style-name="P22"><text:span text:style-name="Strong_20_Emphasis">Analysis</text:span>: Results of the analysis are displayed in a user-friendly table, showing details like packet number, protocol, IP addresses, and length.</text:p>
        </text:list-item>
        <text:list-item>
          <text:p text:style-name="P21"><text:span text:style-name="Strong_20_Emphasis">Downloadable Reports</text:span>: Users can download a report that contains the details of the analysis.</text:p>
        </text:list-item>
      </text:list>
      <text:h text:style-name="Heading_20_4" text:outline-level="4">Features Implemented:</text:h>
      <text:list text:style-name="L7">
        <text:list-item>
          <text:p text:style-name="P23"><text:span text:style-name="Strong_20_Emphasis">User Registration and Authentication</text:span>:</text:p>
          <text:list>
            <text:list-item>
              <text:p text:style-name="P24">Users can create an account using Django's built-in authentication system. After logging in, users access the dashboard where they can upload and analyze files.</text:p>
            </text:list-item>
          </text:list>
        </text:list-item>
        <text:list-item>
          <text:p text:style-name="P23"><text:span text:style-name="Strong_20_Emphasis">File Upload System</text:span>:</text:p>
          <text:list>
            <text:list-item>
              <text:p text:style-name="P24"><text:soft-page-break/>Users can upload PCAP files through the web interface. Uploaded files are securely stored on the server.</text:p>
            </text:list-item>
            <text:list-item>
              <text:p text:style-name="P24">The upload page supports drag-and-drop functionality and file selection.</text:p>
            </text:list-item>
          </text:list>
        </text:list-item>
        <text:list-item>
          <text:p text:style-name="P23"><text:span text:style-name="Strong_20_Emphasis">PCAP File Analysis</text:span>:</text:p>
          <text:list>
            <text:list-item>
              <text:p text:style-name="P24">After uploading a PCAP file, the user can initiate analysis. The platform uses Pyshark to extract packet information, such as source and destination IPs, protocols, and packet length.</text:p>
            </text:list-item>
            <text:list-item>
              <text:p text:style-name="P24">The first 10 packets are displayed to the user, with the option to download a detailed report.</text:p>
            </text:list-item>
          </text:list>
        </text:list-item>
        <text:list-item>
          <text:p text:style-name="P23"><text:span text:style-name="Strong_20_Emphasis">Report Download</text:span>:</text:p>
          <text:list>
            <text:list-item>
              <text:p text:style-name="P23">After analyzing the PCAP file, users can download a detailed report containing the extracted packet data in a text format.</text:p>
            </text:list-item>
          </text:list>
        </text:list-item>
      </text:list>
      <text:h text:style-name="Heading_20_4" text:outline-level="4">Test Cases:</text:h>
      <text:list text:style-name="L8">
        <text:list-item>
          <text:p text:style-name="P25"><text:span text:style-name="Strong_20_Emphasis">Uploading PCAP File</text:span>:</text:p>
          <text:list>
            <text:list-item>
              <text:p text:style-name="P26"><text:span text:style-name="Strong_20_Emphasis">Test Case</text:span>: Upload a PCAP file of small size (e.g., 500 KB) and analyze it.</text:p>
            </text:list-item>
            <text:list-item>
              <text:p text:style-name="P26"><text:span text:style-name="Strong_20_Emphasis">Result</text:span>: File successfully uploaded, and the first 10 packets were analyzed and displayed.</text:p>
            </text:list-item>
          </text:list>
        </text:list-item>
        <text:list-item>
          <text:p text:style-name="P25"><text:span text:style-name="Strong_20_Emphasis">Invalid File Type</text:span>:</text:p>
          <text:list>
            <text:list-item>
              <text:p text:style-name="P26"><text:span text:style-name="Strong_20_Emphasis">Test Case</text:span>: Try to upload a file that is not a PCAP file.</text:p>
            </text:list-item>
            <text:list-item>
              <text:p text:style-name="P26"><text:span text:style-name="Strong_20_Emphasis">Result</text:span>: The system displayed an error message indicating that the file type is not supported.</text:p>
            </text:list-item>
          </text:list>
        </text:list-item>
        <text:list-item>
          <text:p text:style-name="P25"><text:span text:style-name="Strong_20_Emphasis">User Authentication</text:span>:</text:p>
          <text:list>
            <text:list-item>
              <text:p text:style-name="P26"><text:span text:style-name="Strong_20_Emphasis">Test Case</text:span>: Register a new user and log in.</text:p>
            </text:list-item>
            <text:list-item>
              <text:p text:style-name="P26"><text:span text:style-name="Strong_20_Emphasis">Result</text:span>: The user was able to register and log in successfully. The dashboard was displayed upon login.</text:p>
            </text:list-item>
          </text:list>
        </text:list-item>
        <text:list-item>
          <text:p text:style-name="P25"><text:span text:style-name="Strong_20_Emphasis">Download Report</text:span>:</text:p>
          <text:list>
            <text:list-item>
              <text:p text:style-name="P26"><text:span text:style-name="Strong_20_Emphasis">Test Case</text:span>: After analyzing a PCAP file, download the report.</text:p>
            </text:list-item>
            <text:list-item>
              <text:p text:style-name="P25"><text:span text:style-name="Strong_20_Emphasis">Result</text:span>: The report was generated and downloaded in a text format containing the analyzed packet data.</text:p>
            </text:list-item>
          </text:list>
        </text:list-item>
      </text:list>
      <text:h text:style-name="Heading_20_4" text:outline-level="4">Challenges Faced:</text:h>
      <text:list text:style-name="L9">
        <text:list-item>
          <text:p text:style-name="P28"><text:span text:style-name="Strong_20_Emphasis">TShark Configuration</text:span>: Initially, there were difficulties in finding the correct path to <text:span text:style-name="Source_20_Text">tshark</text:span>. This was resolved by specifying the exact path to the <text:span text:style-name="Source_20_Text">tshark</text:span> binary in the code.</text:p>
        </text:list-item>
        <text:list-item>
          <text:p text:style-name="P27"><text:span text:style-name="Strong_20_Emphasis">Handling Large Files</text:span>: Testing with large PCAP files required some optimization in how Pyshark processes the data to prevent memory overload.</text:p>
        </text:list-item>
      </text:list>
      <text:h text:style-name="Heading_20_4" text:outline-level="4">Future Work:</text:h>
      <text:list text:style-name="L10">
        <text:list-item>
          <text:p text:style-name="P30"><text:span text:style-name="Strong_20_Emphasis">Restoring Deleted Files</text:span>: The platform will eventually include a feature to scan disk images and allow users to recover deleted files.</text:p>
        </text:list-item>
        <text:list-item>
          <text:p text:style-name="P30"><text:span text:style-name="Strong_20_Emphasis">Real-time Network Traffic Analysis</text:span>: Future updates could include the ability to monitor network traffic in real-time.</text:p>
        </text:list-item>
        <text:list-item>
          <text:p text:style-name="P29"><text:soft-page-break/><text:span text:style-name="Strong_20_Emphasis">Extended File Support</text:span>: Expanding the platform to support different file formats beyond PCAP, such as logs and other network-related formats.</text:p>
        </text:list-item>
      </text:list>
      <text:h text:style-name="Heading_20_4" text:outline-level="4">Conclusion:</text:h>
      <text:p text:style-name="Text_20_body">The "Digital Forensic Analysis Platform" was successfully developed and tested. It provides a user-friendly interface for users to upload and analyze PCAP files, view results, and download reports. The platform offers a secure environment for handling digital forensic evidence and can be expanded with additional features in the future.</text:p>
      <text:p text:style-name="P18"><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3:08:36.735050404</meta:creation-date>
    <dc:date>2024-10-09T14:08:36.377946160</dc:date>
    <meta:editing-duration>PT34M50S</meta:editing-duration>
    <meta:editing-cycles>2</meta:editing-cycles>
    <meta:generator>LibreOffice/24.2.6.2$Linux_X86_64 LibreOffice_project/420$Build-2</meta:generator>
    <meta:document-statistic meta:table-count="0" meta:image-count="0" meta:object-count="0" meta:page-count="3" meta:paragraph-count="56" meta:word-count="653" meta:character-count="4107" meta:non-whitespace-character-count="3554"/>
  </office:meta>
</office:document-meta>
</file>